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May 27, 2021 (06:15:4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06:15:54Z</meta:creation-date>
    <dc:date>2021-05-27T06:15:54Z</dc:date>
    <meta:user-defined meta:name="date" meta:value-type="string">May  27, 2021 (06:15:4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